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4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Groups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Groups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Groups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Groups.G2">
          <table:error-message table:message-type="stop" table:display="true"/>
        </table:content-validation>
        <table:content-validation table:name="val5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Groups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office:value-type="string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5]=&quot;x&quot;;&quot;x&quot;;&quot;&quot;)">
            <text:p/>
          </table:table-cell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6]=&quot;x&quot;;&quot;x&quot;;&quot;&quot;)">
            <text:p/>
          </table:table-cell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7]=&quot;x&quot;;&quot;x&quot;;&quot;&quot;)">
            <text:p/>
          </table:table-cell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8]=&quot;x&quot;;&quot;x&quot;;&quot;&quot;)">
            <text:p/>
          </table:table-cell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9]=&quot;x&quot;;&quot;x&quot;;&quot;&quot;)">
            <text:p/>
          </table:table-cell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0]=&quot;x&quot;;&quot;x&quot;;&quot;&quot;)">
            <text:p/>
          </table:table-cell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 office:value-type="string" office:string-value="x" calcext:value-type="string">
            <text:p>x</text:p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1]=&quot;x&quot;;&quot;x&quot;;&quot;&quot;)">
            <text:p/>
          </table:table-cell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 office:value-type="string" office:string-value="x" calcext:value-type="string">
            <text:p>x</text:p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2]=&quot;x&quot;;&quot;x&quot;;&quot;&quot;)">
            <text:p/>
          </table:table-cell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 office:value-type="string" office:string-value="x" calcext:value-type="string">
            <text:p>x</text:p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3]=&quot;x&quot;;&quot;x&quot;;&quot;&quot;)">
            <text:p/>
          </table:table-cell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 office:value-type="string" office:string-value="x" calcext:value-type="string">
            <text:p>x</text:p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4]=&quot;x&quot;;&quot;x&quot;;&quot;&quot;)">
            <text:p/>
          </table:table-cell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 office:value-type="string" office:string-value="x" calcext:value-type="string">
            <text:p>x</text:p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5]=&quot;x&quot;;&quot;x&quot;;&quot;&quot;)">
            <text:p/>
          </table:table-cell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 office:value-type="string" office:string-value="x" calcext:value-type="string">
            <text:p>x</text:p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 office:value-type="string" office:string-value="x" calcext:value-type="string">
            <text:p>x</text:p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 office:value-type="string" office:string-value="x" calcext:value-type="string">
            <text:p>x</text:p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 office:value-type="string" office:string-value="x" calcext:value-type="string">
            <text:p>x</text:p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 office:value-type="string" office:string-value="x" calcext:value-type="string">
            <text:p>x</text:p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 office:value-type="string" office:string-value="x" calcext:value-type="string">
            <text:p>x</text:p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 office:value-type="string" office:string-value="x" calcext:value-type="string">
            <text:p>x</text:p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 office:value-type="string" office:string-value="x" calcext:value-type="string">
            <text:p>x</text:p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 office:value-type="string" office:string-value="x" calcext:value-type="string">
            <text:p>x</text:p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 office:value-type="string" office:string-value="x" calcext:value-type="string">
            <text:p>x</text:p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 office:value-type="string" office:string-value="x" calcext:value-type="string">
            <text:p>x</text:p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 office:value-type="string" office:string-value="x" calcext:value-type="string">
            <text:p>x</text:p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 office:value-type="string" office:string-value="x" calcext:value-type="string">
            <text:p>x</text:p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 office:value-type="string" office:string-value="x" calcext:value-type="string">
            <text:p>x</text:p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 office:value-type="string" office:string-value="x" calcext:value-type="string">
            <text:p>x</text:p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 office:value-type="string" office:string-value="x" calcext:value-type="string">
            <text:p>x</text:p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 office:value-type="string" office:string-value="x" calcext:value-type="string">
            <text:p>x</text:p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 office:value-type="string" office:string-value="x" calcext:value-type="string">
            <text:p>x</text:p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 office:value-type="string" office:string-value="x" calcext:value-type="string">
            <text:p>x</text:p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 office:value-type="string" office:string-value="x" calcext:value-type="string">
            <text:p>x</text:p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 office:value-type="string" office:string-value="x" calcext:value-type="string">
            <text:p>x</text:p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C2:Groups.C25 Groups.G2:Groups.G65 Groups.L2:Groups.L33 Groups.Q2:Groups.Q65 Groups.V2:Groups.V33 Groups.AA2:Groups.AA65 Groups.AF2:Groups.AF33 Groups.AK2:Groups.AK17 Groups.AU2:Groups.AU17 Groups.AP2:Groups.AP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6" table:default-cell-style-name="ce40"/>
        <table:table-column table:style-name="co26" table:number-columns-repeated="2" table:default-cell-style-name="ce44"/>
        <table:table-column table:style-name="co26" table:number-columns-repeated="3" table:default-cell-style-name="Default"/>
        <table:table-row table:style-name="ro2">
          <table:table-cell table:style-name="ce38"/>
          <table:table-cell table:style-name="ce43" office:value-type="string" calcext:value-type="string">
            <text:p>Mono</text:p>
          </table:table-cell>
          <table:table-cell table:style-name="ce4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2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5"/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6-29T12:13:06.144220188</dc:date>
    <meta:editing-cycles>222</meta:editing-cycles>
    <meta:editing-duration>PT6H32M35S</meta:editing-duration>
    <meta:generator>LibreOffice/7.4.2.3$MacOSX_X86_64 LibreOffice_project/382eef1f22670f7f4118c8c2dd222ec7ad009daf</meta:generator>
    <meta:document-statistic meta:table-count="5" meta:cell-count="6720" meta:object-count="0"/>
    <meta:user-defined meta:name="AppVersion">15.0000</meta:user-defined>
  </office:meta>
</office:document-meta>
</file>